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4020"/>
    </style:style>
    <style:style style:name="P2" style:family="paragraph" style:parent-style-name="Standard">
      <style:text-properties fo:color="#0000ff" fo:background-color="#00ffff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>
      <style:text-properties fo:color="#004020"/>
    </style:style>
    <style:style style:name="P5" style:family="paragraph" style:parent-style-name="Standard" style:list-style-name="L2">
      <style:text-properties fo:color="#004020"/>
    </style:style>
    <style:style style:name="P6" style:family="paragraph" style:parent-style-name="Standard" style:list-style-name="L1">
      <style:text-properties fo:color="#004020" fo:background-color="#ffffff"/>
    </style:style>
    <style:style style:name="P7" style:family="paragraph" style:parent-style-name="Standard" style:list-style-name="L6">
      <style:text-properties fo:color="#ff0000"/>
    </style:style>
    <style:style style:name="P8" style:family="paragraph" style:parent-style-name="Standard" style:list-style-name="L5">
      <style:text-properties fo:background-color="#00cc33"/>
    </style:style>
    <style:style style:name="P9" style:family="paragraph" style:parent-style-name="Standard" style:list-style-name="L7"/>
    <style:style style:name="P10" style:family="paragraph" style:parent-style-name="Standard">
      <style:text-properties fo:color="#003333"/>
    </style:style>
    <style:style style:name="P11" style:family="paragraph" style:parent-style-name="Standard" style:list-style-name="L3">
      <style:text-properties fo:color="#003333"/>
    </style:style>
    <style:style style:name="P12" style:family="paragraph" style:parent-style-name="Standard" style:list-style-name="L4">
      <style:text-properties fo:color="#003333"/>
    </style:style>
    <style:style style:name="P13" style:family="paragraph" style:parent-style-name="Standard" style:list-style-name="L5">
      <style:text-properties fo:color="#003333"/>
    </style:style>
    <style:style style:name="P14" style:family="paragraph" style:parent-style-name="Standard" style:list-style-name="L7">
      <style:text-properties fo:color="#003333"/>
    </style:style>
    <style:style style:name="P15" style:family="paragraph" style:parent-style-name="Standard" style:list-style-name="L7">
      <style:text-properties fo:color="#003333" fo:background-color="#ffffff"/>
    </style:style>
    <style:style style:name="P16" style:family="paragraph" style:parent-style-name="Standard" style:list-style-name="L5">
      <style:text-properties fo:background-color="#ffffff"/>
    </style:style>
    <style:style style:name="T1" style:family="text">
      <style:text-properties fo:color="#0000ff"/>
    </style:style>
    <style:style style:name="T2" style:family="text">
      <style:text-properties fo:color="#ff7f00"/>
    </style:style>
    <style:style style:name="T3" style:family="text">
      <style:text-properties fo:color="#004020"/>
    </style:style>
    <style:style style:name="T4" style:family="text">
      <style:text-properties fo:color="#003333"/>
    </style:style>
    <style:style style:name="T5" style:family="text">
      <style:text-properties officeooo:rsid="001facbf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✗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4LVL2" text:bullet-char="✗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4LVL3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4" text:style-name="WW_5f_CharLFO4LVL4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5" text:style-name="WW_5f_CharLFO4LVL5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6" text:style-name="WW_5f_CharLFO4LVL6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7" text:style-name="WW_5f_CharLFO4LVL7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8" text:style-name="WW_5f_CharLFO4LVL8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9" text:style-name="WW_5f_CharLFO4LVL9" text:bullet-char="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✗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5LVL2" text:bullet-char="✗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5LVL3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4" text:style-name="WW_5f_CharLFO5LVL4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5" text:style-name="WW_5f_CharLFO5LVL5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6" text:style-name="WW_5f_CharLFO5LVL6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7" text:style-name="WW_5f_CharLFO5LVL7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8" text:style-name="WW_5f_CharLFO5LVL8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9" text:style-name="WW_5f_CharLFO5LVL9" text:bullet-char="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✗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2" text:style-name="WW_5f_CharLFO6LVL2" text:bullet-char="✗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3" text:style-name="WW_5f_CharLFO6LVL3" text:bullet-char="✗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6LVL4" text:bullet-char="✗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6LVL5" text:bullet-char="✗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6LVL6" text:bullet-char="✗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6LVL7" text:bullet-char="✗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6LVL8" text:bullet-char="✗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6LVL9" text:bullet-char="✗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✗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ividades Jessica</text:p>
      <text:p text:style-name="Standard"/>
      <text:p text:style-name="Standard">1) Alejandro fica responsável por verificar qual melhor método.</text:p>
      <text:p text:style-name="Standard"/>
      <text:p text:style-name="Standard">2) Isabela faz</text:p>
      <text:p text:style-name="Standard"/>
      <text:p text:style-name="Standard">3) Isabela faz</text:p>
      <text:p text:style-name="Standard"/>
      <text:p text:style-name="Standard">4) Pererón faz!</text:p>
      <text:p text:style-name="Standard"/>
      <text:p text:style-name="Standard"/>
      <text:p text:style-name="Standard">TCC</text:p>
      <text:p text:style-name="Standard"/>
      <text:p text:style-name="P1">1) Introdução: YAN</text:p>
      <text:list xml:id="list1460841756670353049" text:style-name="L1">
        <text:list-item>
          <text:p text:style-name="P4">Visão geral do TCC</text:p>
        </text:list-item>
        <text:list-item>
          <text:p text:style-name="P4">Sobre o cliente</text:p>
        </text:list-item>
        <text:list-item>
          <text:p text:style-name="P4">O que é TCC?</text:p>
        </text:list-item>
        <text:list-item>
          <text:p text:style-name="P6">O profissional de SI – é pra ter na intro antiga</text:p>
        </text:list-item>
        <text:list-item>
          <text:p text:style-name="P4">Descrição dos capítulos no fim. - só dos capítulos desenvolvidos</text:p>
        </text:list-item>
      </text:list>
      <text:p text:style-name="P10"/>
      <text:p text:style-name="Standard"><text:span text:style-name="Fonte_20_parág._20_padrão"><text:span text:style-name="T4"><text:tab/>1.1) Objetivos: Isabela</text:span></text:span></text:p>
      <text:p text:style-name="P10"><text:tab/><text:tab/>1.1.1) Obj. Gerais – objetivos do TCC</text:p>
      <text:p text:style-name="P10"><text:tab/><text:tab/>1.1.2) Obj. Específicos – levantamento teórico sobre o assunto XYZ para alcançar o <text:tab/><text:tab/>objetivo tal. Descrito com detalhes</text:p>
      <text:p text:style-name="P10"/>
      <text:p text:style-name="Standard"><text:span text:style-name="Fonte_20_parág._20_padrão"><text:span text:style-name="T4"><text:tab/>1.2) Procedimentos de pesquisa: Pererón</text:span></text:span></text:p>
      <text:list xml:id="list1252182501193338278" text:style-name="L2">
        <text:list-item>
          <text:p text:style-name="P5">não é necessário a parte teórica da metodologia, basta dizer quais os procedimentos e como será utilizado. PESQUISA-AÇÃO: identificar um problema e solucionar (tem que ter no TCC).</text:p>
        </text:list-item>
      </text:list>
      <text:p text:style-name="P10"/>
      <text:p text:style-name="P10">2) Fundamentação teórica</text:p>
      <text:list xml:id="list2953260596860794054" text:style-name="L3">
        <text:list-item>
          <text:p text:style-name="P11">Pesquisa bibliográfica</text:p>
        </text:list-item>
      </text:list>
      <text:p text:style-name="P10"/>
      <text:list xml:id="list7745353331883760845" text:style-name="L4">
        <text:list-item>
          <text:p text:style-name="P12">Pensamento Sistêmico: Isabela</text:p>
          <text:list>
            <text:list-item>
              <text:p text:style-name="P12">Metodologia de resolução de problemas organizacionais: Metodologia de software</text:p>
            </text:list-item>
            <text:list-item>
              <text:p text:style-name="P12">Organizações orientadas a processos ou Organização orientada a função?</text:p>
            </text:list-item>
          </text:list>
        </text:list-item>
      </text:list>
      <text:p text:style-name="P10"/>
      <text:list xml:id="list221004250827628" text:continue-numbering="true" text:style-name="L4">
        <text:list-item>
          <text:p text:style-name="P12">Sistema de Informação – definição simples, de sentido amplo que afunila no Software – Usar diagramas (figuras): Alejandro</text:p>
          <text:list>
            <text:list-item>
              <text:p text:style-name="P12">Definição</text:p>
            </text:list-item>
            <text:list-item>
              <text:p text:style-name="P12">Tipos</text:p>
            </text:list-item>
            <text:list-item>
              <text:p text:style-name="P12">componentes: ambiente, organização, pessoas e tecnologia</text:p>
            </text:list-item>
            <text:list-item>
              <text:p text:style-name="P12">Níveis e funções organizacionais (operacional, tático, estratégico)</text:p>
            </text:list-item>
          </text:list>
        </text:list-item>
      </text:list>
      <text:p text:style-name="P10"/>
      <text:p text:style-name="P2">ATÉ DIA 12/09!!</text:p>
      <text:p text:style-name="Standard"/>
      <text:list xml:id="list6331428602256111076" text:style-name="L5">
        <text:list-item>
          <text:p text:style-name="P13">engenharia de Software</text:p>
          <text:list>
            <text:list-item>
              <text:p text:style-name="P13">Gerenciamento de configuração de software (GCS) = todo e qualquer arquivo gerado no TCC tem que ter controle de versão. Tem que ter documentado todas das mudanças, o porque elas ocorreram, quem fez, quem o responsável.</text:p>
              <text:list>
                <text:list-item>
                  <text:p text:style-name="P13">Controle de versão</text:p>
                </text:list-item>
                <text:list-item>
                  <text:p text:style-name="P13">controle de mudança</text:p>
                </text:list-item>
                <text:list-item>
                  <text:p text:style-name="P13"><text:soft-page-break/>Integração contínua</text:p>
                </text:list-item>
              </text:list>
            </text:list-item>
            <text:list-item>
              <text:p text:style-name="P13">modelos de ciclo de vida em Eng. SW ou desenvolver teoricamente o iterativo e incremental ou ágil.</text:p>
            </text:list-item>
            <text:list-item>
              <text:p text:style-name="P13">Metodologia e métodos</text:p>
              <text:list>
                <text:list-item>
                  <text:p text:style-name="P13">modelo para banco de dados: MER ou SGBDOO</text:p>
                  <text:list>
                    <text:list-item>
                      <text:p text:style-name="P8">Se iterativo: RUP</text:p>
                    </text:list-item>
                    <text:list-item>
                      <text:p text:style-name="P16">senão: Scrum, FDD, ou qual será o utilizado. - Cristiano já disse que não dá muito certo para TCC!!! - <text:span text:style-name="T5">NÃO FAZER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49698852188379030" text:style-name="L6">
        <text:list-item>
          <text:p text:style-name="P7">interface</text:p>
        </text:list-item>
      </text:list>
      <text:p text:style-name="Standard"/>
      <text:p text:style-name="Standard">3) Estudo de caso</text:p>
      <text:list xml:id="list2874332908477334698" text:style-name="L7">
        <text:list-item>
          <text:p text:style-name="P9">Característcas da organização</text:p>
          <text:list>
            <text:list-item>
              <text:p text:style-name="P14">missão, visão e valores – <text:span text:style-name="T5">OK Perera</text:span></text:p>
            </text:list-item>
            <text:list-item>
              <text:p text:style-name="P9">análise SWOT</text:p>
            </text:list-item>
            <text:list-item>
              <text:p text:style-name="P15">informações do planejamento estratégico: somente se o cliente tiver! - <text:span text:style-name="T5">NÃO FAZER!</text:span></text:p>
            </text:list-item>
            <text:list-item>
              <text:p text:style-name="P9">BPMN: Como está e como ficará</text:p>
            </text:list-item>
            <text:list-item>
              <text:p text:style-name="P14">Identificação o problema – <text:span text:style-name="T5">OK Perera</text:span></text:p>
            </text:list-item>
            <text:list-item>
              <text:p text:style-name="P9">ROI: custos reais!</text:p>
              <text:list>
                <text:list-item>
                  <text:p text:style-name="P9">Custos mão de obra: mensalidade de todos dividido pelas horas de trabalho.</text:p>
                </text:list-item>
              </text:list>
            </text:list-item>
          </text:list>
        </text:list-item>
      </text:list>
      <text:p text:style-name="Standard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tarSymbol" fo:font-family="StarSymbol" style:font-family-generic="system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StarSymbol" fo:font-family="StarSymbol" style:font-family-generic="system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7-08-25T19:24:00Z</meta:creation-date>
    <dc:date>2017-10-26T22:10:03.144000000</dc:date>
    <meta:editing-cycles>7</meta:editing-cycles>
    <meta:editing-duration>PT21M</meta:editing-duration>
    <meta:document-statistic meta:table-count="0" meta:image-count="0" meta:object-count="0" meta:page-count="2" meta:paragraph-count="49" meta:word-count="362" meta:character-count="2166" meta:non-whitespace-character-count="1868"/>
    <meta:template xlink:type="simple" xlink:actuate="onRequest" xlink:title="" xlink:href="Normal.dotm"/>
  </office:meta>
</office:document-meta>
</file>